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US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 table:number-rows-repeated="4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5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1" table:formula="of:=SUM([.D4:.D18])" office:value-type="currency" office:currency="BRL" office:value="90.51" calcext:value-type="currency">
            <text:p>R$ 90,5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5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0:13:46.832670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3.2$Linux_X86_64 LibreOffice_project/430m0$Build-2</meta:generator>
    <dc:date>2015-06-21T10:15:29.069304680</dc:date>
    <meta:editing-duration>PT2H35M46S</meta:editing-duration>
    <meta:editing-cycles>34</meta:editing-cycles>
    <dc:creator>Felipe Prado</dc:creator>
    <meta:document-statistic meta:table-count="1" meta:cell-count="39" meta:object-count="0"/>
  </office:meta>
</office:document-meta>
</file>